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9600000131BC6D5ED7.svm" manifest:media-type=""/>
  <manifest:file-entry manifest:full-path="Pictures/2000000200000133000000851A0908A5.eps" manifest:media-type=""/>
  <manifest:file-entry manifest:full-path="Pictures/2000000100000103000000F210DD7C79.svm" manifest:media-type=""/>
  <manifest:file-entry manifest:full-path="Pictures/20000001000002E80000015F7F45EE69.svm" manifest:media-type=""/>
  <manifest:file-entry manifest:full-path="Pictures/20000001000000FE000000F2E11C61C7.svm" manifest:media-type=""/>
  <manifest:file-entry manifest:full-path="Pictures/20000001000001C1000001313BA0593C.svm" manifest:media-type=""/>
  <manifest:file-entry manifest:full-path="Pictures/20000001000000FE000001038E021CBF.svm" manifest:media-type=""/>
  <manifest:file-entry manifest:full-path="Pictures/20000001000000E900000129D89EFC9E.svm" manifest:media-type=""/>
  <manifest:file-entry manifest:full-path="Pictures/20000001000001EF000002FDA04E49B8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h_{i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TexMathsArgs="12§display§h_{fe} 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frac{1}{h_{oe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h_{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861cm" svg:height="2.539cm" svg:x="3.438cm" svg:y="0.715cm">
          <draw:image xlink:href="Pictures/2000000200000133000000851A0908A5.eps" xlink:type="simple" xlink:show="embed" xlink:actuate="onLoad">
            <text:p/>
          </draw:image>
        </draw:frame>
        <draw:frame draw:style-name="gr2" draw:text-style-name="P1" draw:layer="layout" svg:width="0.304cm" svg:height="0.289cm" svg:x="3.09cm" svg:y="0.788cm">
          <draw:image xlink:href="Pictures/20000001000000FE000000F2E11C61C7.svm" xlink:type="simple" xlink:show="embed" xlink:actuate="onLoad">
            <text:p/>
          </draw:image>
        </draw:frame>
        <draw:frame draw:style-name="gr3" draw:text-style-name="P1" draw:layer="layout" svg:width="0.304cm" svg:height="0.31cm" svg:x="9.44cm" svg:y="0.815cm">
          <draw:image xlink:href="Pictures/20000001000000FE000001038E021CBF.svm" xlink:type="simple" xlink:show="embed" xlink:actuate="onLoad">
            <text:p/>
          </draw:image>
        </draw:frame>
        <draw:frame draw:style-name="gr4" draw:text-style-name="P1" draw:layer="layout" svg:width="0.31cm" svg:height="0.289cm" svg:x="6.317cm" svg:y="3.389cm">
          <draw:image xlink:href="Pictures/2000000100000103000000F210DD7C79.svm" xlink:type="simple" xlink:show="embed" xlink:actuate="onLoad">
            <text:p/>
          </draw:image>
        </draw:frame>
        <draw:frame draw:style-name="gr5" draw:text-style-name="P1" draw:layer="layout" svg:width="0.486cm" svg:height="0.365cm" svg:x="3.528cm" svg:y="1.614cm">
          <draw:image xlink:href="Pictures/200000010000019600000131BC6D5ED7.svm" xlink:type="simple" xlink:show="embed" xlink:actuate="onLoad">
            <text:p/>
          </draw:image>
        </draw:frame>
        <draw:frame draw:style-name="gr6" draw:text-style-name="P1" draw:layer="layout" svg:width="0.278cm" svg:height="0.355cm" svg:x="4.747cm" svg:y="1.619cm">
          <draw:image xlink:href="Pictures/20000001000000E900000129D89EFC9E.svm" xlink:type="simple" xlink:show="embed" xlink:actuate="onLoad">
            <text:p/>
          </draw:image>
        </draw:frame>
        <draw:line draw:style-name="gr7" draw:text-style-name="P1" draw:layer="layout" svg:x1="4.555cm" svg:y1="1.551cm" svg:x2="4.555cm" svg:y2="2.042cm">
          <text:p/>
        </draw:line>
        <draw:frame draw:style-name="gr8" draw:text-style-name="P1" draw:layer="layout" svg:width="0.892cm" svg:height="0.42cm" svg:x="6.896cm" svg:y="1.586cm">
          <draw:image xlink:href="Pictures/20000001000002E80000015F7F45EE69.svm" xlink:type="simple" xlink:show="embed" xlink:actuate="onLoad">
            <text:p/>
          </draw:image>
        </draw:frame>
        <draw:frame draw:style-name="gr9" draw:text-style-name="P1" draw:layer="layout" svg:width="0.593cm" svg:height="0.917cm" svg:x="8.861cm" svg:y="1.338cm">
          <draw:image xlink:href="Pictures/20000001000001EF000002FDA04E49B8.svm" xlink:type="simple" xlink:show="embed" xlink:actuate="onLoad">
            <text:p/>
          </draw:image>
        </draw:frame>
        <draw:frame draw:style-name="gr10" draw:text-style-name="P1" draw:layer="layout" svg:width="0.538cm" svg:height="0.365cm" svg:x="5.07cm" svg:y="0.366cm">
          <draw:image xlink:href="Pictures/20000001000001C1000001313BA0593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11-08T09:17:37</dc:date>
    <dc:creator>kkk </dc:creator>
    <meta:editing-duration>PT28M11S</meta:editing-duration>
    <meta:editing-cycles>9</meta:editing-cycles>
    <meta:generator>LibreOffice/3.3$Linux LibreOffice_project/330m19$Build-401</meta:generator>
    <meta:document-statistic meta:object-count="10"/>
  </office:meta>
</office:document-meta>
</file>